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14in" style:rel-column-width="10423*"/>
    </style:style>
    <style:style style:name="Table1.B" style:family="table-column">
      <style:table-column-properties style:column-width="2.3736in" style:rel-column-width="22462*"/>
    </style:style>
    <style:style style:name="Table1.C" style:family="table-column">
      <style:table-column-properties style:column-width="3.45in" style:rel-column-width="32650*"/>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a14f8" officeooo:paragraph-rsid="001a14f8"/>
    </style:style>
    <style:style style:name="P2" style:family="paragraph" style:parent-style-name="Table_20_Contents">
      <style:text-properties officeooo:rsid="001a14f8" officeooo:paragraph-rsid="001a14f8"/>
    </style:style>
    <style:style style:name="P3" style:family="paragraph" style:parent-style-name="Table_20_Contents">
      <style:text-properties officeooo:rsid="001a14f8" officeooo:paragraph-rsid="0013fef7"/>
    </style:style>
    <style:style style:name="P4" style:family="paragraph" style:parent-style-name="Table_20_Contents">
      <style:text-properties officeooo:rsid="00118361" officeooo:paragraph-rsid="00118361"/>
    </style:style>
    <style:style style:name="P5" style:family="paragraph" style:parent-style-name="Table_20_Contents">
      <style:text-properties fo:language="es" fo:country="none" officeooo:rsid="001a14f8" officeooo:paragraph-rsid="001a14f8"/>
    </style:style>
    <style:style style:name="P6" style:family="paragraph" style:parent-style-name="Heading_20_2">
      <style:text-properties fo:language="es" fo:country="none" officeooo:rsid="00118361" officeooo:paragraph-rsid="00118361"/>
    </style:style>
    <style:style style:name="P7" style:family="paragraph" style:parent-style-name="Heading_20_4">
      <style:text-properties style:rfc-language-tag="es-419" fo:language="es" officeooo:rsid="0013bf54" officeooo:paragraph-rsid="0013bf54"/>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Text_20_body">
      <style:text-properties fo:language="es" fo:country="none" officeooo:rsid="00118361" officeooo:paragraph-rsid="00118361"/>
    </style:style>
    <style:style style:name="P10" style:family="paragraph" style:parent-style-name="Text_20_body">
      <style:text-properties style:rfc-language-tag="es-419" fo:language="es" fo:font-style="italic" fo:font-weight="bold" officeooo:rsid="0013bf54" officeooo:paragraph-rsid="0013bf54" style:font-style-asian="italic" style:font-weight-asian="bold" style:font-style-complex="italic" style:font-weight-complex="bold"/>
    </style:style>
    <style:style style:name="P11" style:family="paragraph" style:parent-style-name="Text_20_body">
      <style:text-properties style:rfc-language-tag="es-419" fo:language="es" fo:font-style="italic" fo:font-weight="bold" officeooo:rsid="0013bf54" officeooo:paragraph-rsid="0016d2c0" style:font-style-asian="italic" style:font-weight-asian="bold" style:font-style-complex="italic" style:font-weight-complex="bold"/>
    </style:style>
    <style:style style:name="P12" style:family="paragraph" style:parent-style-name="Text_20_body">
      <style:text-properties style:rfc-language-tag="es-419" fo:language="es" fo:font-style="normal" fo:font-weight="normal" officeooo:rsid="0013bf54" officeooo:paragraph-rsid="0016d2c0" style:font-style-asian="normal" style:font-weight-asian="normal" style:font-style-complex="normal" style:font-weight-complex="normal"/>
    </style:style>
    <style:style style:name="P13" style:family="paragraph" style:parent-style-name="Text_20_body">
      <style:text-properties style:rfc-language-tag="es-419" fo:language="es" fo:font-style="italic" fo:font-weight="bold" officeooo:rsid="0016d2c0" officeooo:paragraph-rsid="0016d2c0" style:font-style-asian="italic" style:font-weight-asian="bold" style:font-style-complex="italic" style:font-weight-complex="bold"/>
    </style:style>
    <style:style style:name="P14" style:family="paragraph" style:parent-style-name="Heading_20_2">
      <style:text-properties style:rfc-language-tag="es-419" fo:language="es" officeooo:rsid="0016d2c0" officeooo:paragraph-rsid="0016d2c0"/>
    </style:style>
    <style:style style:name="P15" style:family="paragraph" style:parent-style-name="Heading_20_4">
      <style:text-properties style:rfc-language-tag="es-419" fo:language="es" officeooo:rsid="0016d2c0" officeooo:paragraph-rsid="0016d2c0"/>
    </style:style>
    <style:style style:name="P16" style:family="paragraph" style:parent-style-name="Text_20_body">
      <style:text-properties style:rfc-language-tag="es-419" fo:language="es" fo:font-style="italic" style:text-underline-style="none" fo:font-weight="bold" officeooo:rsid="0016d2c0" officeooo:paragraph-rsid="0016d2c0" style:font-style-asian="italic" style:font-weight-asian="bold" style:font-style-complex="italic" style:font-weight-complex="bold"/>
    </style:style>
    <style:style style:name="P17" style:family="paragraph" style:parent-style-name="Heading_20_4">
      <style:text-properties style:rfc-language-tag="es-419" fo:language="es" officeooo:rsid="001a0815" officeooo:paragraph-rsid="001a0815"/>
    </style:style>
    <style:style style:name="P18" style:family="paragraph" style:parent-style-name="Text_20_body">
      <style:text-properties style:rfc-language-tag="es-419" fo:language="es" fo:font-style="italic" fo:font-weight="bold" officeooo:rsid="001a6c29" officeooo:paragraph-rsid="001a6c29" style:font-style-asian="italic" style:font-weight-asian="bold" style:font-style-complex="italic" style:font-weight-complex="bold"/>
    </style:style>
    <style:style style:name="P19" style:family="paragraph" style:parent-style-name="Heading_20_4">
      <style:text-properties style:rfc-language-tag="es-419" fo:language="es" officeooo:rsid="001b15dc" officeooo:paragraph-rsid="001b15dc"/>
    </style:style>
    <style:style style:name="P20" style:family="paragraph" style:parent-style-name="Heading_20_2">
      <style:text-properties style:rfc-language-tag="es-419" fo:language="es" officeooo:rsid="001b2df2" officeooo:paragraph-rsid="001b2df2"/>
    </style:style>
    <style:style style:name="P21" style:family="paragraph" style:parent-style-name="Text_20_body">
      <style:text-properties style:rfc-language-tag="es-419" fo:language="es" officeooo:rsid="001b2df2" officeooo:paragraph-rsid="001b2df2"/>
    </style:style>
    <style:style style:name="T1" style:family="text">
      <style:text-properties fo:language="es" fo:country="none" officeooo:rsid="00118361"/>
    </style:style>
    <style:style style:name="T2" style:family="text">
      <style:text-properties style:rfc-language-tag="es-419" fo:language="es" officeooo:rsid="0013fef7"/>
    </style:style>
    <style:style style:name="T3" style:family="text">
      <style:text-properties style:rfc-language-tag="es-419" fo:language="es" officeooo:rsid="0016d2c0"/>
    </style:style>
    <style:style style:name="T4" style:family="text">
      <style:text-properties fo:language="es" fo:country="none"/>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53051" style:font-style-asian="normal" style:font-weight-asian="normal" style:font-style-complex="normal" style:font-weight-complex="normal"/>
    </style:style>
    <style:style style:name="T7" style:family="text">
      <style:text-properties fo:font-style="normal" fo:font-weight="normal" officeooo:rsid="0013fef7" style:font-style-asian="normal" style:font-weight-asian="normal" style:font-style-complex="normal" style:font-weight-complex="normal"/>
    </style:style>
    <style:style style:name="T8" style:family="text">
      <style:text-properties fo:font-style="italic" fo:font-weight="bold" officeooo:rsid="0016d2c0" style:font-style-asian="italic" style:font-weight-asian="bold" style:font-style-complex="italic" style:font-weight-complex="bold"/>
    </style:style>
    <style:style style:name="T9" style:family="text">
      <style:text-properties officeooo:rsid="0016d2c0"/>
    </style:style>
    <style:style style:name="T10" style:family="text">
      <style:text-properties fo:font-style="normal" fo:font-weight="normal" officeooo:rsid="0018439b" style:font-style-asian="normal" style:font-weight-asian="normal" style:font-style-complex="normal" style:font-weight-complex="normal"/>
    </style:style>
    <style:style style:name="T11" style:family="text">
      <style:text-properties fo:font-style="normal" fo:font-weight="normal" officeooo:rsid="001a081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Heading_20_2" text:outline-level="2">1 <text:span text:style-name="T1">IDENTIFIACIÓN</text:span></text:h>
      <table:table table:name="Table1" table:style-name="Table1">
        <table:table-column table:style-name="Table1.A"/>
        <table:table-column table:style-name="Table1.B"/>
        <table:table-column table:style-name="Table1.C"/>
        <table:table-row>
          <table:table-cell table:style-name="Table1.A1" office:value-type="string">
            <text:p text:style-name="P2">Proyecto</text:p>
          </table:table-cell>
          <table:table-cell table:style-name="Table1.B1" table:number-columns-spanned="2" office:value-type="string">
            <text:p text:style-name="P3"><text:span text:style-name="T2">P</text:span>EB<text:span text:style-name="T3">DB</text:span>– <text:span text:style-name="T2">Powered ecommerce Data bases</text:span></text:p>
          </table:table-cell>
          <table:covered-table-cell/>
        </table:table-row>
        <table:table-row>
          <table:table-cell table:style-name="Table1.A2" office:value-type="string">
            <text:p text:style-name="P2">Responsables</text:p>
          </table:table-cell>
          <table:table-cell table:style-name="Table1.A2" office:value-type="string">
            <text:p text:style-name="P4"><text:span text:style-name="T4">Jonathan Palomares Castañeda</text:span></text:p>
          </table:table-cell>
          <table:table-cell table:style-name="Table1.C2" office:value-type="string">
            <text:p text:style-name="P2">Juan Diego Pat<text:span text:style-name="T4">iño Muñoz</text:span></text:p>
          </table:table-cell>
        </table:table-row>
        <table:table-row>
          <table:table-cell table:style-name="Table1.C2" table:number-columns-spanned="3" office:value-type="string">
            <text:p text:style-name="P5">Historia</text:p>
          </table:table-cell>
          <table:covered-table-cell/>
          <table:covered-table-cell/>
        </table:table-row>
        <table:table-row>
          <table:table-cell table:style-name="Table1.A2" office:value-type="string">
            <text:p text:style-name="P5">Numero</text:p>
          </table:table-cell>
          <table:table-cell table:style-name="Table1.A2" office:value-type="string">
            <text:p text:style-name="P5">Fecha</text:p>
          </table:table-cell>
          <table:table-cell table:style-name="Table1.C2" office:value-type="string">
            <text:p text:style-name="P5">Descripcion</text:p>
          </table:table-cell>
        </table:table-row>
        <table:table-row>
          <table:table-cell table:style-name="Table1.A2" office:value-type="string">
            <text:p text:style-name="P5">01a</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5">01b</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2a</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2b</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2">03a</text:p>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6" text:outline-level="2">2 INTRODUCCIÓN</text:h>
      <text:h text:style-name="P7" text:outline-level="4">2.1 Tema de proyecto</text:h>
      <text:p text:style-name="P8">¿Cuál es el tema?</text:p>
      <text:p text:style-name="P9">Ecommerce</text:p>
      <text:p text:style-name="P10">¿Por qué es interesante?<text:line-break/><text:span text:style-name="T5">Debido a la gran cantidad de relaciones que se pueden crear entre tablas, la cantidad de atributos que hay por tabla y porque es un modelo de negocio que esta en muchas partes.</text:span></text:p>
      <text:p text:style-name="P10">Fuentes de informacion</text:p>
      <text:p text:style-name="P10">¿Cómo se va a validar la información?</text:p>
      <text:h text:style-name="P7" text:outline-level="4">2.2 Organizacion</text:h>
      <text:p text:style-name="P10">Nombre<text:line-break/><text:span text:style-name="T6">P</text:span><text:span text:style-name="T7">EBD</text:span></text:p>
      <text:p text:style-name="P11">Logo<text:line-break/><text:span text:style-name="T5">Aun no hay un logo definido</text:span></text:p>
      <text:p text:style-name="P12"><text:span text:style-name="T8">Mision<text:line-break/></text:span><text:span text:style-name="T9">Proveer de un servicio de bases de datos escalables y administradas en la nube a las empresas de e-commerce; lo mas importante es que ellos solo se encargen de las ventas mientras nosotros proveemos todo el backend que necesiten.</text:span></text:p>
      <text:p text:style-name="P12"/>
      <text:p text:style-name="P12"/>
      <text:p text:style-name="P13"><text:soft-page-break/>Patrocinadores e intereses<text:line-break/><text:span text:style-name="T5">Los mayores interesados claramente serian las empresas de e-commerce dado que nuestro servicio esta enfocado a ellos y sus intereses serian tener administradores confiables de los cuales puedan confiar. Mas que un servicio, es una inversion a su negocio.</text:span></text:p>
      <text:h text:style-name="P14" text:outline-level="2">3 DESCRIPCIÓN DEL PROYECTO</text:h>
      <text:h text:style-name="P15" text:outline-level="4">3.1 Problema</text:h>
      <text:p text:style-name="P16">Problema a solucionar<text:line-break/><text:span text:style-name="T5">Lo que queremos solucionar es el estres con el que las empresas tienen que lidiar al momento de manejar grandes cantidades de datos, queremos que ellos solo se concentren en vender y el marketing mientras nosotros tenemos sus datos a salvo y en orden</text:span></text:p>
      <text:p text:style-name="P16">Beneficios generales<text:line-break/><text:span text:style-name="T5">Los beneficios para nostros serian monetarios y el reconocimiento lo que implica mayores ganancias al mas empresas contratar nuestros servivios, por el lado de nuestros clientes el mayor beneficio es quitarse de encima el peso de uno de los mayores pilares de cualquier negocio, el manejo de los datos ya que nosotros seremos quienes proveeremos esos servicios</text:span></text:p>
      <text:h text:style-name="P15" text:outline-level="4">3.2 Objetivos</text:h>
      <text:p text:style-name="P13">Objetivos<text:line-break/><text:span text:style-name="T5">Claramente el mayor objetivo es crecer como compañía al </text:span><text:span text:style-name="T10">ofrecer sevicios faciles, flexibles y versatiles para </text:span><text:span text:style-name="T5">hacernos mas reconocidos en el mundo empresarial y administrativo</text:span></text:p>
      <text:p text:style-name="P13">Metas de negocio<text:line-break/><text:span text:style-name="T5">Proveer de nuestros serivicios a tantas empresas como sea posible </text:span><text:span text:style-name="T11">y hacer nuestro nombre conocido para porder colaborar o proveer mas servicios</text:span></text:p>
      <text:h text:style-name="P17" text:outline-level="4">3.3 Alcance</text:h>
      <text:p text:style-name="P18">Factores incluidos</text:p>
      <text:p text:style-name="P18">Factores excluidos</text:p>
      <text:h text:style-name="P19" text:outline-level="4">3.4 Factores criticos de éxito</text:h>
      <text:h text:style-name="P20" text:outline-level="2">4 Principales hitos del proyecto</text:h>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language="es" fo:country="none" fo:font-style="italic" fo:font-weight="bold" officeooo:rsid="00118361"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2T21:18:05.999431500</meta:creation-date>
    <dc:date>2025-09-03T09:15:57.289463200</dc:date>
    <meta:editing-duration>PT10M17S</meta:editing-duration>
    <meta:editing-cycles>11</meta:editing-cycles>
    <meta:generator>LibreOffice/25.8.0.4$Windows_X86_64 LibreOffice_project/48f00303701489684e67c38c28aff00cd5929e67</meta:generator>
    <meta:document-statistic meta:table-count="1" meta:image-count="0" meta:object-count="0" meta:page-count="2" meta:paragraph-count="39" meta:word-count="357" meta:character-count="2220" meta:non-whitespace-character-count="1902"/>
  </office:meta>
</office:document-meta>
</file>